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7mm"/>
    </style:style>
    <style:style style:name="co2" style:family="table-column">
      <style:table-column-properties fo:break-before="auto" style:column-width="19.01mm"/>
    </style:style>
    <style:style style:name="co3" style:family="table-column">
      <style:table-column-properties fo:break-before="auto" style:column-width="16.9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11"/>
    <style:style style:name="ce2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113.72mm" svg:height="68.41mm" svg:x="86.5mm" svg:y="168.8mm">
            <draw:object draw:notify-on-update-of-ranges="Sheet2.B39:Sheet2.B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8" table:default-cell-style-name="Default"/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1];1)" office:value-type="string" office:string-value="2" calcext:value-type="string">
            <text:p>2</text:p>
          </table:table-cell>
          <table:table-cell table:formula="of:=RIGHT([.C1];1)" office:value-type="string" office:string-value="7" calcext:value-type="string">
            <text:p>7</text:p>
          </table:table-cell>
          <table:table-cell table:style-name="ce2" table:formula="of:=EXACT([.E1];[.F1])" office:value-type="boolean" office:boolean-value="false" calcext:value-type="boolean">
            <text:p>FAŁSZ</text:p>
          </table:table-cell>
          <table:table-cell table:formula="of:=COUNTIF([.G1:.G15];&quot;PRAWDA&quot;)"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2];1)" office:value-type="string" office:string-value="3" calcext:value-type="string">
            <text:p>3</text:p>
          </table:table-cell>
          <table:table-cell table:formula="of:=RIGHT([.C2];1)" office:value-type="string" office:string-value="3" calcext:value-type="string">
            <text:p>3</text:p>
          </table:table-cell>
          <table:table-cell table:style-name="ce2" table:formula="of:=EXACT([.E2];[.F2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3];1)" office:value-type="string" office:string-value="4" calcext:value-type="string">
            <text:p>4</text:p>
          </table:table-cell>
          <table:table-cell table:formula="of:=RIGHT([.C3];1)" office:value-type="string" office:string-value="4" calcext:value-type="string">
            <text:p>4</text:p>
          </table:table-cell>
          <table:table-cell table:style-name="ce2" table:formula="of:=EXACT([.E3];[.F3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4];1)" office:value-type="string" office:string-value="3" calcext:value-type="string">
            <text:p>3</text:p>
          </table:table-cell>
          <table:table-cell table:formula="of:=RIGHT([.C4];1)" office:value-type="string" office:string-value="6" calcext:value-type="string">
            <text:p>6</text:p>
          </table:table-cell>
          <table:table-cell table:style-name="ce2" table:formula="of:=EXACT([.E4];[.F4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5];1)" office:value-type="string" office:string-value="4" calcext:value-type="string">
            <text:p>4</text:p>
          </table:table-cell>
          <table:table-cell table:formula="of:=RIGHT([.C5];1)" office:value-type="string" office:string-value="3" calcext:value-type="string">
            <text:p>3</text:p>
          </table:table-cell>
          <table:table-cell table:style-name="ce2" table:formula="of:=EXACT([.E5];[.F5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6];1)" office:value-type="string" office:string-value="2" calcext:value-type="string">
            <text:p>2</text:p>
          </table:table-cell>
          <table:table-cell table:formula="of:=RIGHT([.C6];1)" office:value-type="string" office:string-value="7" calcext:value-type="string">
            <text:p>7</text:p>
          </table:table-cell>
          <table:table-cell table:style-name="ce2" table:formula="of:=EXACT([.E6];[.F6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7];1)" office:value-type="string" office:string-value="3" calcext:value-type="string">
            <text:p>3</text:p>
          </table:table-cell>
          <table:table-cell table:formula="of:=RIGHT([.C7];1)" office:value-type="string" office:string-value="3" calcext:value-type="string">
            <text:p>3</text:p>
          </table:table-cell>
          <table:table-cell table:style-name="ce2" table:formula="of:=EXACT([.E7];[.F7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8];1)" office:value-type="string" office:string-value="4" calcext:value-type="string">
            <text:p>4</text:p>
          </table:table-cell>
          <table:table-cell table:formula="of:=RIGHT([.C8];1)" office:value-type="string" office:string-value="4" calcext:value-type="string">
            <text:p>4</text:p>
          </table:table-cell>
          <table:table-cell table:style-name="ce2" table:formula="of:=EXACT([.E8];[.F8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9];1)" office:value-type="string" office:string-value="3" calcext:value-type="string">
            <text:p>3</text:p>
          </table:table-cell>
          <table:table-cell table:formula="of:=RIGHT([.C9];1)" office:value-type="string" office:string-value="6" calcext:value-type="string">
            <text:p>6</text:p>
          </table:table-cell>
          <table:table-cell table:style-name="ce2" table:formula="of:=EXACT([.E9];[.F9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10];1)" office:value-type="string" office:string-value="4" calcext:value-type="string">
            <text:p>4</text:p>
          </table:table-cell>
          <table:table-cell table:formula="of:=RIGHT([.C10];1)" office:value-type="string" office:string-value="3" calcext:value-type="string">
            <text:p>3</text:p>
          </table:table-cell>
          <table:table-cell table:style-name="ce2" table:formula="of:=EXACT([.E10];[.F10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/>
          <table:table-cell table:formula="of:=LEFT([.C11];1)" office:value-type="string" office:string-value="2" calcext:value-type="string">
            <text:p>2</text:p>
          </table:table-cell>
          <table:table-cell table:formula="of:=RIGHT([.C11];1)" office:value-type="string" office:string-value="7" calcext:value-type="string">
            <text:p>7</text:p>
          </table:table-cell>
          <table:table-cell table:style-name="ce2" table:formula="of:=EXACT([.E11];[.F11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/>
          <table:table-cell table:formula="of:=LEFT([.C12];1)" office:value-type="string" office:string-value="3" calcext:value-type="string">
            <text:p>3</text:p>
          </table:table-cell>
          <table:table-cell table:formula="of:=RIGHT([.C12];1)" office:value-type="string" office:string-value="3" calcext:value-type="string">
            <text:p>3</text:p>
          </table:table-cell>
          <table:table-cell table:style-name="ce2" table:formula="of:=EXACT([.E12];[.F12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/>
          <table:table-cell table:formula="of:=LEFT([.C13];1)" office:value-type="string" office:string-value="4" calcext:value-type="string">
            <text:p>4</text:p>
          </table:table-cell>
          <table:table-cell table:formula="of:=RIGHT([.C13];1)" office:value-type="string" office:string-value="4" calcext:value-type="string">
            <text:p>4</text:p>
          </table:table-cell>
          <table:table-cell table:style-name="ce2" table:formula="of:=EXACT([.E13];[.F13])" office:value-type="boolean" office:boolean-value="true" calcext:value-type="boolean">
            <text:p>PRAWD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/>
          <table:table-cell table:formula="of:=LEFT([.C14];1)" office:value-type="string" office:string-value="3" calcext:value-type="string">
            <text:p>3</text:p>
          </table:table-cell>
          <table:table-cell table:formula="of:=RIGHT([.C14];1)" office:value-type="string" office:string-value="6" calcext:value-type="string">
            <text:p>6</text:p>
          </table:table-cell>
          <table:table-cell table:style-name="ce2" table:formula="of:=EXACT([.E14];[.F14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/>
          <table:table-cell table:formula="of:=LEFT([.C15];1)" office:value-type="string" office:string-value="4" calcext:value-type="string">
            <text:p>4</text:p>
          </table:table-cell>
          <table:table-cell table:formula="of:=RIGHT([.C15];1)" office:value-type="string" office:string-value="3" calcext:value-type="string">
            <text:p>3</text:p>
          </table:table-cell>
          <table:table-cell table:style-name="ce2" table:formula="of:=EXACT([.E15];[.F15])" office:value-type="boolean" office:boolean-value="false" calcext:value-type="boolean">
            <text:p>FAŁSZ</text:p>
          </table:table-cell>
          <table:table-cell table:number-columns-repeated="14"/>
        </table:table-row>
        <table:table-row table:style-name="ro1" table:number-rows-repeated="5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IMIONA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�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�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�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formula="of:=LEFT([.A23];1)" office:value-type="string" office:string-value="Z" calcext:value-type="string">
            <text:p>Z</text:p>
          </table:table-cell>
          <table:table-cell table:formula="of:=LEFT([.B23];1)" office:value-type="string" office:string-value="M" calcext:value-type="string">
            <text:p>M</text:p>
          </table:table-cell>
          <table:table-cell table:formula="of:=LEFT([.C23];1)" office:value-type="string" office:string-value="E" calcext:value-type="string">
            <text:p>E</text:p>
          </table:table-cell>
          <table:table-cell table:formula="of:=LEFT([.D23];1)" office:value-type="string" office:string-value="P" calcext:value-type="string">
            <text:p>P</text:p>
          </table:table-cell>
          <table:table-cell table:formula="of:=LEFT([.E23];1)" office:value-type="string" office:string-value="J" calcext:value-type="string">
            <text:p>J</text:p>
          </table:table-cell>
          <table:table-cell table:formula="of:=LEFT([.F23];1)" office:value-type="string" office:string-value="E" calcext:value-type="string">
            <text:p>E</text:p>
          </table:table-cell>
          <table:table-cell table:formula="of:=LEFT([.G23];1)" office:value-type="string" office:string-value="D" calcext:value-type="string">
            <text:p>D</text:p>
          </table:table-cell>
          <table:table-cell table:formula="of:=LEFT([.H23];1)" office:value-type="string" office:string-value="K" calcext:value-type="string">
            <text:p>K</text:p>
          </table:table-cell>
          <table:table-cell table:formula="of:=LEFT([.I23];1)" office:value-type="string" office:string-value="A" calcext:value-type="string">
            <text:p>A</text:p>
          </table:table-cell>
          <table:table-cell table:formula="of:=LEFT([.J23];1)" office:value-type="string" office:string-value="B" calcext:value-type="string">
            <text:p>B</text:p>
          </table:table-cell>
          <table:table-cell table:formula="of:=LEFT([.K23];1)" office:value-type="string" office:string-value="T" calcext:value-type="string">
            <text:p>T</text:p>
          </table:table-cell>
          <table:table-cell table:formula="of:=LEFT([.L23];1)" office:value-type="string" office:string-value="G" calcext:value-type="string">
            <text:p>G</text:p>
          </table:table-cell>
          <table:table-cell table:formula="of:=LEFT([.M23];1)" office:value-type="string" office:string-value="Z" calcext:value-type="string">
            <text:p>Z</text:p>
          </table:table-cell>
          <table:table-cell table:formula="of:=LEFT([.N23];1)" office:value-type="string" office:string-value="Z" calcext:value-type="string">
            <text:p>Z</text:p>
          </table:table-cell>
          <table:table-cell table:formula="of:=LEFT([.O23];1)" office:value-type="string" office:string-value="A" calcext:value-type="string">
            <text:p>A</text:p>
          </table:table-cell>
          <table:table-cell table:formula="of:=LEFT([.P23];1)" office:value-type="string" office:string-value="S" calcext:value-type="string">
            <text:p>S</text:p>
          </table:table-cell>
          <table:table-cell table:formula="of:=LEFT([.Q23];1)" office:value-type="string" office:string-value="Z" calcext:value-type="string">
            <text:p>Z</text:p>
          </table:table-cell>
          <table:table-cell table:formula="of:=LEFT([.R23];1)" office:value-type="string" office:string-value="F" calcext:value-type="string">
            <text:p>F</text:p>
          </table:table-cell>
          <table:table-cell table:formula="of:=LEFT([.S23];1)" office:value-type="string" office:string-value="Z" calcext:value-type="string">
            <text:p>Z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table:formula="of:=COUNTIF([.A25:.V25];&quot;Z&quot;)" office:value-type="float" office:value="5" calcext:value-type="float">
            <text:p>5</text:p>
          </table:table-cell>
          <table:table-cell table:number-columns-repeated="16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6"/>
          <table:table-cell office:value-type="string" calcext:value-type="string">
            <text:p>ZBIOR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34" calcext:value-type="float">
            <text:p>13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567" calcext:value-type="float">
            <text:p>567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office:value-type="string" calcext:value-type="string">
            <text:p>MAKS</text:p>
          </table:table-cell>
          <table:table-cell office:value-type="string" calcext:value-type="string">
            <text:p>ŚREDNIA</text:p>
          </table:table-cell>
          <table:table-cell table:number-columns-repeated="14"/>
        </table:table-row>
        <table:table-row table:style-name="ro1">
          <table:table-cell table:number-columns-repeated="4"/>
          <table:table-cell table:formula="of:=MIN([.A32:.N32])" office:value-type="float" office:value="4" calcext:value-type="float">
            <text:p>4</text:p>
          </table:table-cell>
          <table:table-cell table:formula="of:=MAX([.A32:.N32])" office:value-type="float" office:value="567" calcext:value-type="float">
            <text:p>567</text:p>
          </table:table-cell>
          <table:table-cell table:formula="of:=AVERAGE([.E34:.F34])" office:value-type="float" office:value="285.5" calcext:value-type="float">
            <text:p>285,5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WYKRES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percentage" office:value="1" calcext:value-type="percentage">
            <text:p>100,00%</text:p>
          </table:table-cell>
          <table:table-cell office:value-type="string" calcext:value-type="string">
            <text:p>NA POCZĄTKU</text:p>
          </table:table-cell>
          <table:table-cell table:number-columns-repeated="18"/>
        </table:table-row>
        <table:table-row table:style-name="ro1">
          <table:table-cell/>
          <table:table-cell table:style-name="ce1" table:formula="of:=[.B39]-[.B39]*0.33" office:value-type="percentage" office:value="0.67" calcext:value-type="percentage">
            <text:p>67,00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0]-[.B40]*0.33" office:value-type="percentage" office:value="0.4489" calcext:value-type="percentage">
            <text:p>44,89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1]-[.B41]*0.33" office:value-type="percentage" office:value="0.300763" calcext:value-type="percentage">
            <text:p>30,08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2]-[.B42]*0.33" office:value-type="percentage" office:value="0.20151121" calcext:value-type="percentage">
            <text:p>20,15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3]-[.B43]*0.33" office:value-type="percentage" office:value="0.1350125107" calcext:value-type="percentage">
            <text:p>13,50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4]-[.B44]*0.33" office:value-type="percentage" office:value="0.090458382169" calcext:value-type="percentage">
            <text:p>9,05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5]-[.B45]*0.33" office:value-type="percentage" office:value="0.06060711605323" calcext:value-type="percentage">
            <text:p>6,06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6]-[.B46]*0.33" office:value-type="percentage" office:value="0.0406067677556641" calcext:value-type="percentage">
            <text:p>4,06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7]-[.B47]*0.33" office:value-type="percentage" office:value="0.0272065343962949" calcext:value-type="percentage">
            <text:p>2,72%</text:p>
          </table:table-cell>
          <table:table-cell table:number-columns-repeated="19"/>
        </table:table-row>
        <table:table-row table:style-name="ro1">
          <table:table-cell/>
          <table:table-cell table:style-name="ce1" table:formula="of:=[.B48]-[.B48]*0.33" office:value-type="percentage" office:value="0.0182283780455176" calcext:value-type="percentage">
            <text:p>1,82%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.00.0000</text:date>, <text:time style:data-style-name="N2" text:time-value="09:53:18.9090093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0:34:33.782858707</dc:date>
    <meta:editing-duration>PT1H4M51S</meta:editing-duration>
    <meta:editing-cycles>5</meta:editing-cycles>
    <meta:generator>LibreOffice/6.0.7.3$Linux_X86_64 LibreOffice_project/00m0$Build-3</meta:generator>
    <meta:document-statistic meta:table-count="1" meta:cell-count="16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373cm" svg:height="6.842cm" xlink:href=".." xlink:type="simple" chart:class="chart:bar" chart:style-name="ch1">
        <chart:legend chart:legend-position="end" svg:x="8.903cm" svg:y="3.119cm" style:legend-expansion="high" chart:style-name="ch2"/>
        <chart:plot-area chart:style-name="ch3" table:cell-range-address="Sheet2.B39:Sheet2.B49" svg:x="0.227cm" svg:y="0.136cm" svg:width="8.449cm" svg:height="6.57cm">
          <chartooo:coordinate-region svg:x="1.854cm" svg:y="0.339cm" svg:width="6.822cm" svg:height="5.7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B39:Sheet2.B49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B39:Sheet2.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9">
                <text:p>0.4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0763">
                <text:p>0.300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51121">
                <text:p>0.20151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50125107">
                <text:p>0.1350125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0458382169">
                <text:p>0.090458382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060711605323">
                <text:p>0.06060711605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06067677556641">
                <text:p>0.04060676775566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72065343962949">
                <text:p>0.0272065343962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82283780455176">
                <text:p>0.01822837804551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